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Kami North" svg:font-family="'Kami North'" style:font-pitch="variable"/>
    <style:font-face style:name="Noto Sans" svg:font-family="'Noto Sans'" style:font-family-generic="swiss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erif CJK HK" svg:font-family="'Noto Serif CJK HK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 style:master-page-name="Standard">
      <style:paragraph-properties fo:margin-top="0.278in" fo:margin-bottom="0.0835in" style:contextual-spacing="false" fo:line-height="100%" fo:text-align="center" style:justify-single-word="false" style:page-number="1"/>
      <style:text-properties style:font-name="Kami North"/>
    </style:style>
    <style:style style:name="P2" style:family="paragraph" style:parent-style-name="normal">
      <style:paragraph-properties fo:margin-top="0.278in" fo:margin-bottom="0.0835in" style:contextual-spacing="false" fo:line-height="100%" fo:text-align="center" style:justify-single-word="false"/>
      <style:text-properties style:font-name="Kami North" fo:font-size="18pt" fo:font-style="italic" style:font-size-asian="18pt" style:font-style-asian="italic" style:font-size-complex="18pt"/>
    </style:style>
    <style:style style:name="P3" style:family="paragraph" style:parent-style-name="normal">
      <style:paragraph-properties fo:margin-top="0.278in" fo:margin-bottom="0.0835in" style:contextual-spacing="false" fo:line-height="100%" fo:text-align="center" style:justify-single-word="false"/>
      <style:text-properties style:font-name="Kami North"/>
    </style:style>
    <style:style style:name="P4" style:family="paragraph" style:parent-style-name="Heading_20_2">
      <style:paragraph-properties fo:text-align="justify" style:justify-single-word="false"/>
      <style:text-properties style:font-name="Kami North"/>
    </style:style>
    <style:style style:name="P5" style:family="paragraph" style:parent-style-name="normal">
      <style:paragraph-properties fo:text-align="justify" style:justify-single-word="false"/>
      <style:text-properties style:font-name="Kami North" fo:font-style="italic" style:font-style-asian="italic"/>
    </style:style>
    <style:style style:name="T1" style:family="text">
      <style:text-properties fo:font-size="36pt" fo:font-weight="bold" style:font-size-asian="36pt" style:font-weight-asian="bold" style:font-size-complex="3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6pt" fo:font-style="italic" style:font-size-asian="36pt" style:font-style-asian="italic" style:font-size-complex="36pt"/>
    </style:style>
    <style:style style:name="T4" style:family="text">
      <style:text-properties fo:font-size="18pt" fo:font-style="italic" officeooo:rsid="00048e31" style:font-size-asian="18pt" style:font-style-asian="italic" style:font-size-complex="18pt"/>
    </style:style>
    <style:style style:name="T5" style:family="text">
      <style:text-properties fo:font-size="18pt" fo:font-style="italic" style:font-size-asian="18pt" style:font-style-asian="italic" style:font-size-complex="18pt"/>
    </style:style>
    <style:style style:name="T6" style:family="text">
      <style:text-properties style:text-position="sub 58%" fo:font-size="18pt" fo:font-style="italic" style:font-size-asian="18pt" style:font-style-asian="italic" style:font-size-complex="18pt"/>
    </style:style>
    <style:style style:name="T7" style:family="text">
      <style:text-properties fo:font-style="italic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ounting to 4</text:span><text:span text:style-name="T2"> </text:span><text:span text:style-name="T3">Extension</text:span></text:p>
      <text:p text:style-name="P2">Using Ice and New Additions</text:p>
      <text:p text:style-name="P3"><text:span text:style-name="T4">(C)</text:span><text:span text:style-name="T5"> v2.1.5 </text:span><text:span text:style-name="T6">“Perkeo”</text:span><text:span text:style-name="T5"><text:tab/>Kami North Publishing, LLC.</text:span></text:p>
      <text:p text:style-name="P4"><text:bookmark text:name="_a9ixwt18jcqq"/>Recipe #1 <text:span text:style-name="T7">(3-Essence PU)</text:span></text:p>
      <text:p text:style-name="P5">“While I was previously mocked, I am now powerful. Through unity, we shall overcome. We are one, we are many.”</text:p>
      <text:p text:style-name="P4"><text:bookmark text:name="_j0kyjadfo9qv"/>Recipe #2 <text:span text:style-name="T7">(4-Essence PUs onwards)</text:span></text:p>
      <text:p text:style-name="P5">“The rarest there is to see, three of me there will be. With a sprinkle of ire, the guardian rests upon the spire.”</text:p>
      <text:p text:style-name="P4"><text:bookmark text:name="_egoan91hoz4j"/>Recipe #3</text:p>
      <text:p text:style-name="P5">“To show you the power of this PU, I sawed this ice in half! From tornadoes to earthquakes, this PU will save you from anything.”</text:p>
      <text:p text:style-name="P4"><text:bookmark text:name="_t9gb9vdyug3t"/>Recipe #4</text:p>
      <text:p text:style-name="P5">“I am the opposite of the one before me. I can build a fortress against a hurricane.”</text:p>
      <text:p text:style-name="P4"><text:bookmark text:name="_w3gwvs50qq2w"/>Recipe #5</text:p>
      <text:p text:style-name="P5">“To help or hurt I cannot decide. My effects cancel out, so please make a decision for me!”</text:p>
      <text:p text:style-name="P4"><text:bookmark text:name="_6235g1c7tmjo"/>Recipe #6</text:p>
      <text:p text:style-name="P5">“With a bit of everything, I can become anything.”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Kami North" svg:font-family="'Kami North'" style:font-pitch="variable"/>
    <style:font-face style:name="Noto Sans" svg:font-family="'Noto Sans'" style:font-family-generic="swiss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erif CJK HK" svg:font-family="'Noto Serif CJK HK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ffffff" loext:opacity="100%" style:font-name="Times New Roman" fo:font-size="12pt" fo:language="en" fo:country="US" style:letter-kerning="false" style:font-name-asian="Noto Serif CJK SC" style:font-size-asian="12pt" style:language-asian="zh" style:country-asian="CN" style:font-name-complex="Noto Sans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fo:color="#ffffff" loext:opacity="100%" style:font-name="Times New Roman" fo:font-size="12pt" fo:language="en" fo:country="US" style:letter-kerning="false" style:font-name-asian="Noto Serif CJK SC" style:font-size-asian="12pt" style:language-asian="zh" style:country-asian="CN" style:font-name-complex="Noto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1" fo:font-family="'Noto Sans'" style:font-family-generic="swiss" style:font-pitch="variable" fo:font-size="14pt" style:font-name-asian="Noto Serif CJK HK" style:font-family-asian="'Noto Serif CJK HK'" style:font-family-generic-asian="system" style:font-pitch-asian="variable" style:font-size-asian="14pt" style:font-name-complex="Noto Sans2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chapter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chapter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chapter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chapter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chapter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line-height="100%" fo:text-align="center" style:justify-single-word="false"/>
      <style:text-properties fo:color="#ff0000" loext:opacity="100%" style:font-name="Kami North" fo:font-size="18pt" fo:font-style="italic" style:text-underline-style="solid" style:text-underline-width="auto" style:text-underline-color="font-color" fo:font-weight="bold" officeooo:rsid="001c72f3" officeooo:paragraph-rsid="00048e31" style:font-size-asian="18pt" style:font-style-asian="italic" style:font-weight-asian="bold" style:font-size-complex="18pt" style:font-weight-complex="bold"/>
    </style:style>
    <style:style style:name="MP2" style:family="paragraph" style:parent-style-name="normal">
      <style:paragraph-properties fo:margin-top="0.278in" fo:margin-bottom="0.0835in" style:contextual-spacing="false" fo:line-height="100%" fo:text-align="end" style:justify-single-word="false"/>
      <style:text-properties style:font-name="Kami North" officeooo:paragraph-rsid="00048e31"/>
    </style:style>
    <style:style style:name="MT1" style:family="text">
      <style:text-properties fo:font-size="18pt" fo:font-style="italic" officeooo:rsid="00031f25" style:font-size-asian="18pt" style:font-style-asian="italic" style:font-size-complex="18pt"/>
    </style:style>
    <style:style style:name="MT2" style:family="text">
      <style:text-properties fo:font-size="18pt" fo:font-style="italic" style:font-family-asian="'Times New Roman'" style:font-family-generic-asian="system" style:font-pitch-asian="variable" style:font-size-asian="18pt" style:font-style-asian="italic" style:font-family-complex="'Times New Roman'" style:font-family-generic-complex="system" style:font-pitch-complex="variable" style:font-size-complex="18pt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fo:background-color="#333333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333333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fill="solid" draw:background-size="full" draw:fill-color="#333333" draw:opacity="100%"/>
    </style:style>
  </office:automatic-styles>
  <office:master-styles>
    <style:master-page style:name="Standard" style:page-layout-name="Mpm1" draw:style-name="Mdp1">
      <style:header>
        <text:p text:style-name="MP1">Classified Document – KEEP HIDDEN!</text:p>
        <text:p text:style-name="MP2"><text:span text:style-name="MT1">K</text:span><text:span text:style-name="MT2">ami North Guide Series #1a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16T13:05:58.282575161</dc:date>
    <meta:editing-duration>PT4M15S</meta:editing-duration>
    <meta:editing-cycles>4</meta:editing-cycles>
    <meta:generator>LibreOffice/25.2.3.2$Linux_X86_64 LibreOffice_project/520$Build-2</meta:generator>
    <meta:document-statistic meta:table-count="0" meta:image-count="0" meta:object-count="0" meta:page-count="1" meta:paragraph-count="17" meta:word-count="154" meta:character-count="831" meta:non-whitespace-character-count="693"/>
  </office:meta>
</office:document-meta>
</file>